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 text for dictionnary annot.</text:p>
      <text:p text:style-name="Standard">Bob Marley first go to Paris in order to visit the Effel Tower. After that he go to New York, and that's cool !</text:p>
      <text:p text:style-name="Standard">Let's try composed word new york city without upercases.</text:p>
      <text:p text:style-name="Standard">Hopefully Bob's neighbours have a good ISOLANT PHONIQUE on their plan horizontal. In that case they don't affraid about the circuit d'exhaure.</text:p>
      <text:p text:style-name="Standard">Circuit d'exhaure allow us to test if uima Dico care about the ' charac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lorent André</meta:initial-creator>
    <meta:creation-date>2011-02-14T16:59:54</meta:creation-date>
    <meta:document-statistic meta:table-count="0" meta:image-count="0" meta:object-count="0" meta:page-count="1" meta:paragraph-count="5" meta:word-count="77" meta:character-count="430"/>
    <dc:date>2011-02-14T17:01:51</dc:date>
    <dc:creator>Florent André</dc:creator>
    <meta:editing-duration>PT00H01M59S</meta:editing-duration>
    <meta:editing-cycles>1</meta:editing-cycles>
    <meta:generator>OpenOffice.org/3.2$Unix OpenOffice.org_project/320m12$Build-9483</meta:generator>
  </office:meta>
</office:document-meta>
</file>